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figException.Config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figException.ConfigException( String message , Throwable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figException.ConfigException( Throwable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figException.ConfigException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